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4634in"/>
    </style:style>
    <style:style style:name="co7" style:family="table-column">
      <style:table-column-properties fo:break-before="auto" style:column-width="0.5402in"/>
    </style:style>
    <style:style style:name="co8" style:family="table-column">
      <style:table-column-properties fo:break-before="auto" style:column-width="0.3862in"/>
    </style:style>
    <style:style style:name="co9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ce5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9" table:number-columns-repeated="1002" table:default-cell-style-name="ce3"/>
        <table:table-row table:style-name="ro1">
          <table:table-cell table:style-name="ce1" office:value-type="string">
            <text:p>Entidad Federativa</text:p>
          </table:table-cell>
          <table:table-cell table:style-name="ce1" office:value-type="float" office:value="2009">
            <text:p>2009</text:p>
          </table:table-cell>
          <table:table-cell table:style-name="ce1" office:value-type="float" office:value="2010">
            <text:p>2010</text:p>
          </table:table-cell>
          <table:table-cell table:style-name="ce1" office:value-type="float" office:value="2011">
            <text:p>2011</text:p>
          </table:table-cell>
          <table:table-cell table:style-name="ce1" office:value-type="float" office:value="2012">
            <text:p>2012</text:p>
          </table:table-cell>
          <table:table-cell table:style-name="ce1" office:value-type="float" office:value="2013">
            <text:p>2013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>
            <text:p>Aguascalientes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aja California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aja California Sur</text:p>
          </table:table-cell>
          <table:table-cell office:value-type="float" office:value="901">
            <text:p>90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05">
            <text:p>10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peche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apas</text:p>
          </table:table-cell>
          <table:table-cell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huahua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ahuila</text:p>
          </table:table-cell>
          <table:table-cell table:number-columns-repeated="2" table:style-name="ce2"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ima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istrito Federal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urango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stado de México</text:p>
          </table:table-cell>
          <table:table-cell table:style-name="ce2" office:value-type="string">
            <text:p>-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anajuat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uerrero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idalgo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lisc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choacán</text:p>
          </table:table-cell>
          <table:table-cell office:value-type="float" office:value="31">
            <text:p>31</text:p>
          </table:table-cell>
          <table:table-cell office:value-type="float" office:value="13.1">
            <text:p>13.1</text:p>
          </table:table-cell>
          <table:table-cell table:style-name="ce2"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orelos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ayarit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uevo León</text:p>
          </table:table-cell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Oaxaca</text:p>
          </table:table-cell>
          <table:table-cell table:style-name="ce2" office:value-type="float" office:value="4">
            <text:p>4</text:p>
          </table:table-cell>
          <table:table-cell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uebla</text:p>
          </table:table-cell>
          <table:table-cell table:number-columns-repeated="5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uerétaro</text:p>
          </table:table-cell>
          <table:table-cell table:style-name="ce2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Quintana Roo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an Luis Potosí</text:p>
          </table:table-cell>
          <table:table-cell table:number-columns-repeated="3" table:style-name="ce2" office:value-type="string">
            <text:p>-</text:p>
          </table:table-cell>
          <table:table-cell office:value-type="float" office:value="1">
            <text:p>1</text:p>
          </table:table-cell>
          <table:table-cell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naloa</text:p>
          </table:table-cell>
          <table:table-cell table:style-name="ce2" office:value-type="float" office:value="60">
            <text:p>60</text:p>
          </table:table-cell>
          <table:table-cell office:value-type="float" office:value="88">
            <text:p>88</text:p>
          </table:table-cell>
          <table:table-cell table:style-name="ce2"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onora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53">
            <text:p>5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basco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maulipas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laxcal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eracruz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catá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Zacatecas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-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37">
          <table:table-cell table:style-name="Default"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29">
          <table:table-cell table:style-name="Default" table:number-columns-repeated="1024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2"/>
    </number:number-style>
    <number:number-style style:name="N117">
      <number:number number:decimal-places="1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0" number:min-integer-digits="3"/>
    </number:number-style>
    <number:number-style style:name="N120">
      <number:number number:decimal-places="3" number:min-integer-digits="1"/>
    </number:number-style>
    <number:number-style style:name="N121">
      <number:number number:decimal-places="2" number:min-integer-digits="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4/04/2017</text:date>, <text:time>08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08:30:31</dc:date>
    <dc:creator>Gabriela Rodriguez Beron</dc:creator>
    <meta:generator>OpenOffice/4.1.1$Unix OpenOffice.org_project/411m6$Build-9775</meta:generator>
    <meta:editing-duration>PT7H16M5S</meta:editing-duration>
    <meta:editing-cycles>1</meta:editing-cycles>
    <meta:document-statistic meta:table-count="1" meta:cell-count="198" meta:object-count="0"/>
  </office:meta>
</office:document-meta>
</file>